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7eb6" officeooo:paragraph-rsid="001b7eb6"/>
    </style:style>
    <style:style style:name="P2" style:family="paragraph" style:parent-style-name="Heading_20_3">
      <style:paragraph-properties>
        <style:tab-stops/>
      </style:paragraph-properties>
      <style:text-properties officeooo:rsid="001b7eb6" officeooo:paragraph-rsid="001b7eb6"/>
    </style:style>
    <style:style style:name="P3" style:family="paragraph" style:parent-style-name="Standard">
      <style:text-properties fo:font-size="14pt" fo:font-weight="bold" officeooo:rsid="001b7eb6" officeooo:paragraph-rsid="001b7eb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b94b4" officeooo:paragraph-rsid="001b94b4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b7eb6" officeooo:paragraph-rsid="001b7eb6"/>
    </style:style>
    <style:style style:name="P6" style:family="paragraph" style:parent-style-name="Standard">
      <style:paragraph-properties>
        <style:tab-stops/>
      </style:paragraph-properties>
      <style:text-properties officeooo:rsid="001b7eb6" officeooo:paragraph-rsid="001b7eb6"/>
    </style:style>
    <style:style style:name="P7" style:family="paragraph" style:parent-style-name="Standard">
      <style:text-properties officeooo:rsid="001b94b4" officeooo:paragraph-rsid="001b94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rycja Gaweł urodzona dnia 13.09.2000 w Staszowie </text:p>
      <text:h text:style-name="P2" text:outline-level="3">Szyfr Vigenère'a</text:h>
      <text:p text:style-name="P6">XLHTMNUE MIQQT FFQRKZRG LHUI 13.09.2000 I AEOUNZHMK</text:p>
      <text:p text:style-name="P1">Klucz: ILOCOLLEGIUM</text:p>
      <text:p text:style-name="P1"/>
      <text:p text:style-name="P1"/>
      <text:p text:style-name="P3">Szyfr Cezara </text:p>
      <text:p text:style-name="P3"/>
      <text:p text:style-name="P1">Ufywdhof Lfbjj zwtietsf isnf 13.09.2000 b Xyfxetbnj </text:p>
      <text:p text:style-name="P1">Klucz: 4 </text:p>
      <text:p text:style-name="P1"/>
      <text:p text:style-name="P4">Szyfr przestawieniowy</text:p>
      <text:p text:style-name="P7"/>
      <text:p text:style-name="P7">PrjGeudnda390 Sswayaałrzan ..Owtzitc w oo i1020 aoe</text:p>
      <text:p text:style-name="P7">Klucz: 3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1:45:39.545000000</meta:creation-date>
    <dc:date>2018-02-28T22:16:56.368000000</dc:date>
    <meta:editing-duration>PT20M16S</meta:editing-duration>
    <meta:editing-cycles>3</meta:editing-cycles>
    <meta:generator>LibreOffice/5.2.2.2$Windows_X86_64 LibreOffice_project/8f96e87c890bf8fa77463cd4b640a2312823f3ad</meta:generator>
    <meta:document-statistic meta:table-count="0" meta:image-count="0" meta:object-count="0" meta:page-count="1" meta:paragraph-count="10" meta:word-count="40" meta:character-count="293" meta:non-whitespace-character-count="258"/>
  </office:meta>
</office:document-meta>
</file>